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...............geheim</text:p>
      <text:p text:style-name="Standard"/>
      <text:p text:style-name="Standard">..[K..[K..[K..[K..[K..[K..[K..[K..[K..[K..[K..[K....gehe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4:53:32.880660900</meta:creation-date>
    <dc:date>2019-06-06T14:54:16.998870395</dc:date>
    <meta:editing-duration>PT44S</meta:editing-duration>
    <meta:editing-cycles>1</meta:editing-cycles>
    <meta:document-statistic meta:table-count="0" meta:image-count="0" meta:object-count="0" meta:page-count="1" meta:paragraph-count="2" meta:word-count="2" meta:character-count="80" meta:non-whitespace-character-count="80"/>
    <meta:generator>LibreOffice/6.1.3.2$Linux_X86_64 LibreOffice_project/10$Build-2</meta:generator>
  </office:meta>
</office:document-meta>
</file>